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90000015F8359AA9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60c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1360cd" officeooo:paragraph-rsid="001360cd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1360cd" officeooo:paragraph-rsid="001360cd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style:font-name="Noto Color Emoji" fo:font-size="42pt" style:font-size-asian="42pt" style:font-size-complex="42pt"/>
    </style:style>
    <style:style style:name="T3" style:family="text">
      <style:text-properties style:font-name="Noto Color Emoji"/>
    </style:style>
    <style:style style:name="T4" style:family="text">
      <style:text-properties style:font-name="Noto Color Emoji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3к5<text:span text:style-name="T1">3</text:span><text:span text:style-name="T2">к43к</text:span><text:span text:style-name="T3">ц3кцука</text:span><text:span text:style-name="T4">ц</text:span><text:span text:style-name="T5">кацыкаацыкацу 33цу3к ц3к </text:span></text:p>
      <text:p text:style-name="P2">кц цкц </text:p>
      <text:p text:style-name="P3">2ц к<draw:frame draw:style-name="fr1" draw:name="Изображение1" text:anchor-type="char" svg:width="7.435cm" svg:height="9.287cm" draw:z-index="0"><draw:image xlink:href="Pictures/10000000000001190000015F8359AA96.jpg" xlink:type="simple" xlink:show="embed" xlink:actuate="onLoad" draw:mime-type="image/jpeg"/></draw:frame></text:p>
      <text:p text:style-name="P3"/>
      <text:p text:style-name="P3"/>
      <text:p text:style-name="P3">уже думаем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7:36:24.476274038</meta:creation-date>
    <dc:date>2025-04-01T17:53:31.796606972</dc:date>
    <meta:editing-duration>PT17M8S</meta:editing-duration>
    <meta:editing-cycles>1</meta:editing-cycles>
    <meta:document-statistic meta:table-count="0" meta:image-count="1" meta:object-count="0" meta:page-count="1" meta:paragraph-count="4" meta:word-count="9" meta:character-count="66" meta:non-whitespace-character-count="59"/>
    <meta:generator>LibreOffice/24.8.3.2$Linux_X86_64 LibreOffice_project/480$Build-2</meta:generator>
  </office:meta>
</office:document-meta>
</file>